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9d6" officeooo:paragraph-rsid="00056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telj password</text:p>
      <text:p text:style-name="Standard"><text:bookmark-start text:name="__DdeLink__2_943804337"/>$abcABC123nbvcvnbmhjbvcxdscvbhnbcx<text:bookmark-end text:name="__DdeLink__2_943804337"/></text:p>
      <text:p text:style-name="Standard"/>
      <text:p text:style-name="Standard">&lt;YourStrong@Passw0rd&gt;</text:p>
      <text:p text:style-name="Standard">git hub password:$swathi@123</text:p>
      <text:p text:style-name="Standard">mailpassword:SwathiImg@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0:47:51.411449154</meta:creation-date>
    <dc:date>2023-06-12T13:07:14.019610382</dc:date>
    <meta:editing-duration>PT1H28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8" meta:character-count="124" meta:non-whitespace-character-count="121"/>
  </office:meta>
</office:document-meta>
</file>